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text-properties fo:color="#ff3366"/>
    </style:style>
    <style:style style:name="P2" style:family="paragraph">
      <style:text-properties fo:color="#3deb3d"/>
    </style:style>
    <style:style style:name="P3" style:family="paragraph">
      <style:text-properties fo:color="#0066cc"/>
    </style:style>
    <style:style style:name="P4" style:family="paragraph">
      <style:text-properties fo:color="#000000"/>
    </style:style>
  </office:automatic-styles>
  <office:body>
    <office:text>
      <text:p text:style-name="P1">This is red</text:p>
      <text:p text:style-name="P2">This is green</text:p>
      <text:p text:style-name="P3">this is blue</text:p>
      <text:p text:style-name="P4">this is bla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